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alatino" svg:font-family="Palatino" style:font-family-generic="roman"/>
    <style:font-face style:name="Palatino linotype" svg:font-family="'Palatino linotype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Palatino linotype" officeooo:rsid="001aa39f" officeooo:paragraph-rsid="001aa39f"/>
    </style:style>
    <style:style style:name="P2" style:family="paragraph" style:parent-style-name="Standard">
      <style:text-properties style:font-name="Palatino linotype" style:text-underline-style="solid" style:text-underline-width="auto" style:text-underline-color="font-color" officeooo:rsid="001c0941" officeooo:paragraph-rsid="001c0941"/>
    </style:style>
    <style:style style:name="P3" style:family="paragraph" style:parent-style-name="Standard">
      <style:text-properties style:font-name="Palatino linotype" style:text-underline-style="solid" style:text-underline-width="auto" style:text-underline-color="font-color" officeooo:rsid="001c0941" officeooo:paragraph-rsid="00255ae7"/>
    </style:style>
    <style:style style:name="P4" style:family="paragraph" style:parent-style-name="Standard">
      <style:text-properties style:font-name="Palatino linotype" fo:font-style="normal" style:text-underline-style="solid" style:text-underline-width="auto" style:text-underline-color="font-color" officeooo:rsid="001c7b61" officeooo:paragraph-rsid="001c7b61" style:font-style-asian="normal" style:font-style-complex="normal"/>
    </style:style>
    <style:style style:name="P5" style:family="paragraph" style:parent-style-name="Standard">
      <style:text-properties style:font-name="Palatino linotype" fo:font-style="normal" style:text-underline-style="solid" style:text-underline-width="auto" style:text-underline-color="font-color" officeooo:rsid="001c7b61" officeooo:paragraph-rsid="001e6185" style:font-style-asian="normal" style:font-style-complex="normal"/>
    </style:style>
    <style:style style:name="P6" style:family="paragraph" style:parent-style-name="Standard">
      <style:text-properties style:font-name="Palatino linotype" fo:font-style="normal" style:text-underline-style="solid" style:text-underline-width="auto" style:text-underline-color="font-color" officeooo:rsid="001e6185" officeooo:paragraph-rsid="001e6185" style:font-style-asian="normal" style:font-style-complex="normal"/>
    </style:style>
    <style:style style:name="P7" style:family="paragraph" style:parent-style-name="Standard">
      <style:text-properties style:font-name="Palatino linotype" fo:font-style="normal" style:text-underline-style="solid" style:text-underline-width="auto" style:text-underline-color="font-color" officeooo:rsid="001f0377" officeooo:paragraph-rsid="001f0377" style:font-style-asian="normal" style:font-style-complex="normal"/>
    </style:style>
    <style:style style:name="P8" style:family="paragraph" style:parent-style-name="Standard">
      <style:text-properties style:font-name="Palatino linotype" fo:font-style="normal" style:text-underline-style="none" officeooo:rsid="002157a8" officeooo:paragraph-rsid="002157a8" style:font-style-asian="normal" style:font-style-complex="normal"/>
    </style:style>
    <style:style style:name="P9" style:family="paragraph" style:parent-style-name="Standard">
      <style:text-properties style:font-name="Palatino linotype" fo:font-style="normal" style:text-underline-style="none" officeooo:rsid="00216bf2" officeooo:paragraph-rsid="002291e5" style:font-style-asian="normal" style:font-style-complex="normal"/>
    </style:style>
    <style:style style:name="P10" style:family="paragraph" style:parent-style-name="Standard">
      <style:text-properties style:font-name="Palatino linotype" fo:font-style="normal" style:text-underline-style="none" fo:font-weight="bold" officeooo:rsid="001e6185" officeooo:paragraph-rsid="001e6185" style:font-style-asian="normal" style:font-weight-asian="bold" style:font-style-complex="normal" style:font-weight-complex="bold"/>
    </style:style>
    <style:style style:name="P11" style:family="paragraph" style:parent-style-name="Standard">
      <style:text-properties style:font-name="Palatino linotype" fo:font-style="normal" style:text-underline-style="none" fo:font-weight="bold" officeooo:rsid="00216bf2" officeooo:paragraph-rsid="00216bf2" style:font-style-asian="normal" style:font-weight-asian="bold" style:font-style-complex="normal" style:font-weight-complex="bold"/>
    </style:style>
    <style:style style:name="P12" style:family="paragraph" style:parent-style-name="Standard">
      <style:text-properties style:font-name="Palatino linotype" fo:font-style="italic" style:text-underline-style="none" fo:font-weight="bold" officeooo:rsid="002406ef" officeooo:paragraph-rsid="002406ef" style:font-style-asian="italic" style:font-weight-asian="bold" style:font-style-complex="italic" style:font-weight-complex="bold"/>
    </style:style>
    <style:style style:name="P13" style:family="paragraph" style:parent-style-name="Standard">
      <style:text-properties style:font-name="Palatino linotype" fo:font-style="normal" style:text-underline-style="none" officeooo:rsid="001c7b61" officeooo:paragraph-rsid="001c7b61" style:font-style-asian="normal" style:font-style-complex="normal"/>
    </style:style>
    <style:style style:name="P14" style:family="paragraph" style:parent-style-name="Standard">
      <style:text-properties style:font-name="Palatino linotype" fo:font-style="normal" style:text-underline-style="none" officeooo:rsid="001e6185" officeooo:paragraph-rsid="001c7b61" style:font-style-asian="normal" style:font-style-complex="normal"/>
    </style:style>
    <style:style style:name="P15" style:family="paragraph" style:parent-style-name="Standard">
      <style:text-properties style:font-name="Palatino linotype" fo:font-style="normal" style:text-underline-style="none" officeooo:rsid="001e6185" officeooo:paragraph-rsid="001e6185" style:font-style-asian="normal" style:font-style-complex="normal"/>
    </style:style>
    <style:style style:name="P16" style:family="paragraph" style:parent-style-name="Standard">
      <style:text-properties style:font-name="Palatino linotype" fo:font-style="normal" style:text-underline-style="none" fo:font-weight="bold" officeooo:rsid="001e6185" officeooo:paragraph-rsid="001e6185" style:font-style-asian="normal" style:font-weight-asian="bold" style:font-style-complex="normal" style:font-weight-complex="bold"/>
    </style:style>
    <style:style style:name="P17" style:family="paragraph" style:parent-style-name="Standard">
      <style:text-properties style:font-name="Palatino linotype" fo:font-style="italic" style:text-underline-style="none" fo:font-weight="bold" officeooo:rsid="001c0941" officeooo:paragraph-rsid="00255ae7" style:font-style-asian="italic" style:font-weight-asian="bold" style:font-style-complex="italic" style:font-weight-complex="bold"/>
    </style:style>
    <style:style style:name="P18" style:family="paragraph" style:parent-style-name="Standard">
      <style:text-properties style:font-name="Palatino linotype" fo:font-style="italic" style:text-underline-style="none" fo:font-weight="bold" officeooo:rsid="001f0377" officeooo:paragraph-rsid="001f0377" style:font-style-asian="italic" style:font-weight-asian="bold" style:font-style-complex="italic" style:font-weight-complex="bold"/>
    </style:style>
    <style:style style:name="P19" style:family="paragraph" style:parent-style-name="Standard">
      <style:text-properties style:font-name="Palatino linotype" fo:font-style="italic" style:text-underline-style="none" officeooo:rsid="001c7b61" officeooo:paragraph-rsid="00255ae7" style:font-style-asian="italic" style:font-style-complex="italic"/>
    </style:style>
    <style:style style:name="P20" style:family="paragraph" style:parent-style-name="Standard">
      <style:text-properties style:font-name="Palatino linotype" fo:font-style="italic" style:text-underline-style="none" officeooo:rsid="001c7b61" officeooo:paragraph-rsid="001c0941" style:font-style-asian="italic" style:font-style-complex="italic"/>
    </style:style>
    <style:style style:name="P21" style:family="paragraph" style:parent-style-name="Standard">
      <style:text-properties style:font-name="Palatino linotype" fo:font-style="italic" style:text-underline-style="none" officeooo:rsid="001f0377" officeooo:paragraph-rsid="001f0377" style:font-style-asian="italic" style:font-style-complex="italic"/>
    </style:style>
    <style:style style:name="P22" style:family="paragraph" style:parent-style-name="Standard">
      <style:text-properties style:font-name="Palatino linotype" fo:font-style="italic" style:text-underline-style="none" officeooo:rsid="002157a8" officeooo:paragraph-rsid="002157a8" style:font-style-asian="italic" style:font-style-complex="italic"/>
    </style:style>
    <style:style style:name="P23" style:family="paragraph" style:parent-style-name="Standard">
      <style:text-properties style:font-name="Palatino linotype" fo:font-style="italic" style:text-underline-style="solid" style:text-underline-width="auto" style:text-underline-color="font-color" officeooo:rsid="001f0377" officeooo:paragraph-rsid="001f0377" style:font-style-asian="italic" style:font-style-complex="italic"/>
    </style:style>
    <style:style style:name="P24" style:family="paragraph" style:parent-style-name="Standard">
      <style:text-properties style:font-name="Palatino" fo:font-style="italic" style:text-underline-style="none" officeooo:rsid="00216bf2" officeooo:paragraph-rsid="002157a8" style:font-style-asian="italic" style:font-style-complex="italic"/>
    </style:style>
    <style:style style:name="P25" style:family="paragraph" style:parent-style-name="Standard">
      <style:text-properties style:font-name="Palatino" fo:font-style="italic" style:text-underline-style="none" fo:font-weight="normal" officeooo:rsid="002291e5" officeooo:paragraph-rsid="002291e5" style:font-style-asian="italic" style:font-weight-asian="normal" style:font-style-complex="italic" style:font-weight-complex="normal"/>
    </style:style>
    <style:style style:name="P26" style:family="paragraph" style:parent-style-name="Standard">
      <style:text-properties style:font-name="Palatino" fo:font-style="italic" style:text-underline-style="none" fo:font-weight="normal" officeooo:rsid="0024b760" officeooo:paragraph-rsid="0024b760" style:font-style-asian="italic" style:font-weight-asian="normal" style:font-style-complex="italic" style:font-weight-complex="normal"/>
    </style:style>
    <style:style style:name="P27" style:family="paragraph" style:parent-style-name="Standard">
      <style:text-properties style:font-name="Palatino" fo:font-style="italic" style:text-underline-style="none" fo:font-weight="normal" officeooo:rsid="00255ae7" officeooo:paragraph-rsid="00255ae7" style:font-style-asian="italic" style:font-weight-asian="normal" style:font-style-complex="italic" style:font-weight-complex="normal"/>
    </style:style>
    <style:style style:name="P28" style:family="paragraph" style:parent-style-name="Standard">
      <style:text-properties style:font-name="Palatino" fo:font-style="italic" style:text-underline-style="none" fo:font-weight="bold" officeooo:rsid="0024b760" officeooo:paragraph-rsid="0024b760" style:font-style-asian="italic" style:font-weight-asian="bold" style:font-style-complex="italic" style:font-weight-complex="bold"/>
    </style:style>
    <style:style style:name="P29" style:family="paragraph" style:parent-style-name="Standard">
      <style:text-properties style:font-name="Palatino" fo:font-style="italic" style:text-underline-style="none" fo:font-weight="bold" officeooo:rsid="00255ae7" officeooo:paragraph-rsid="00255ae7" style:font-style-asian="italic" style:font-weight-asian="bold" style:font-style-complex="italic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e4cb6"/>
    </style:style>
    <style:style style:name="T3" style:family="text">
      <style:text-properties style:text-underline-style="none" officeooo:rsid="001e6185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style:text-underline-style="none" officeooo:rsid="00216bf2"/>
    </style:style>
    <style:style style:name="T6" style:family="text">
      <style:text-properties style:text-underline-style="none" officeooo:rsid="00228c91"/>
    </style:style>
    <style:style style:name="T7" style:family="text">
      <style:text-properties style:text-underline-style="none" officeooo:rsid="002291e5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text-underline-style="none" style:font-style-asian="italic" style:font-style-complex="italic"/>
    </style:style>
    <style:style style:name="T10" style:family="text">
      <style:text-properties fo:font-style="italic" style:text-underline-style="none" officeooo:rsid="001c7b61" style:font-style-asian="italic" style:font-style-complex="italic"/>
    </style:style>
    <style:style style:name="T11" style:family="text">
      <style:text-properties style:font-name="Palatino"/>
    </style:style>
    <style:style style:name="T12" style:family="text">
      <style:text-properties style:font-name="Palatino" fo:font-style="italic" style:font-style-asian="italic" style:font-style-complex="italic"/>
    </style:style>
    <style:style style:name="T13" style:family="text">
      <style:text-properties style:font-name="Palatino" fo:font-style="italic" officeooo:rsid="00216bf2" style:font-style-asian="italic" style:font-style-complex="italic"/>
    </style:style>
    <style:style style:name="T14" style:family="text">
      <style:text-properties style:font-name="Palatino" fo:font-style="italic" officeooo:rsid="002291e5" style:font-style-asian="italic" style:font-style-complex="italic"/>
    </style:style>
    <style:style style:name="T15" style:family="text">
      <style:text-properties style:font-name="Palatino"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style:font-name="Palatino" fo:font-style="italic" fo:font-weight="normal" officeooo:rsid="002291e5" style:font-style-asian="italic" style:font-weight-asian="normal" style:font-style-complex="italic" style:font-weight-complex="normal"/>
    </style:style>
    <style:style style:name="T17" style:family="text">
      <style:text-properties style:font-name="Palatino" fo:font-style="italic" style:text-underline-style="solid" style:text-underline-width="auto" style:text-underline-color="font-color" fo:font-weight="normal" officeooo:rsid="002291e5" style:font-style-asian="italic" style:font-weight-asian="normal" style:font-style-complex="italic" style:font-weight-complex="normal"/>
    </style:style>
    <style:style style:name="T18" style:family="text">
      <style:text-properties style:font-name="Palatino" officeooo:rsid="002291e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6/11</text:p>
      <text:p text:style-name="P1"/>
      <text:p text:style-name="P2"><text:span text:style-name="T4">Calvino</text:span><text:span text:style-name="T1">: </text:span><text:span text:style-name="T9">anche una produzione propria di letteratura per ragazzi (Marcovaldo e altre</text:span><text:span text:style-name="T10"> 5”?”</text:span><text:span text:style-name="T9">)</text:span></text:p>
      <text:p text:style-name="P13"/>
      <text:p text:style-name="P10">Fiabe da leggere:</text:p>
      <text:p text:style-name="P10"/>
      <text:p text:style-name="P4"><text:span text:style-name="T1">Il naso d’argento, </text:span><text:span text:style-name="T5">La </text:span><text:span text:style-name="T6">barba</text:span><text:span text:style-name="T5"> del Cont</text:span><text:span text:style-name="T6">e</text:span><text:span text:style-name="T1">, </text:span><text:span text:style-name="T2">I biellesi gente dura, Le tre casette, Il paese dove non si muore mai, Giricoccola, Il gobbo Taba</text:span><text:span text:style-name="T6">gnino</text:span><text:span text:style-name="T2">, Il fiorentino, Prezzemolina, Gallo cristallo, </text:span><text:span text:style-name="T3">Gobba e zoppa e collo</text:span><text:span text:style-name="T6">torto</text:span><text:span text:style-name="T3">, Padron </text:span><text:span text:style-name="T7">di </text:span><text:span text:style-name="T3">ceci e fave, La sorella del conte, Salta ninu saco????</text:span></text:p>
      <text:p text:style-name="P14"/>
      <text:p text:style-name="P10">Caratteristiche:</text:p>
      <text:p text:style-name="P10"/>
      <text:p text:style-name="P15">→ Presenze geografiche diverse</text:p>
      <text:p text:style-name="P15">→ lunghezze diverse</text:p>
      <text:p text:style-name="P15">→ tematiche ricorrenti legate a modelli classici: modificate e riadattate in funzione del luogo e della tradizione </text:p>
      <text:p text:style-name="P15">→ personaggi religiosi diventano fiabeschi</text:p>
      <text:p text:style-name="P5"><text:span text:style-name="T3">→ tema della morte: “morto riconoscente” per qualcosa fatto</text:span><text:span text:style-name="T7">gli</text:span><text:span text:style-name="T3"> in vita</text:span></text:p>
      <text:p text:style-name="P15"/>
      <text:p text:style-name="P6"><text:span text:style-name="T1">Alle spalle è presente una </text:span>tradizione leggendaria<text:span text:style-name="T1"> (le fiabe si legano a fonti leggendarie locali tramandate oralmente).</text:span></text:p>
      <text:p text:style-name="P15"/>
      <text:p text:style-name="P17">Giovannin senza paura</text:p>
      <text:p text:style-name="P3"><text:span text:style-name="T9">Fiaba importante per calvino </text:span><text:span text:style-name="T10">(presente in tutto il nord italia, fiaba fortunata, non c’è sovrannaturale o situazione horrorosa),</text:span><text:span text:style-name="T9"> scansione dell’uomo pezzo a pezzo non è tradizione (</text:span><text:span text:style-name="T10">intervento</text:span><text:span text:style-name="T9"> creativo personale </text:span><text:span text:style-name="T10">da tradizione). Finale senese: morte per l’ombra. Altri finali in altre trad. → <text:s/>tutto in nota</text:span></text:p>
      <text:p text:style-name="P19">Mostra intervento creativo di calvino (es. cambio finale o aggiunta particolari)</text:p>
      <text:p text:style-name="P19"/>
      <text:p text:style-name="P18">Il naso d’argento</text:p>
      <text:p text:style-name="P21">fiaba delle langhe ripresa da BabaBlu, vicenda modellata su leggende religiose medievali→ rappresenta il diavolo che manda donne e ragazze all’inferno</text:p>
      <text:p text:style-name="P7"><text:span text:style-name="T9">La versione è presente solo nelle Langhe (qui applica la tecnica della scelta tra una bolognese e veneziana tenendole comunque presenti) → </text:span><text:span text:style-name="T8">Indicazioni di metodo</text:span></text:p>
      <text:p text:style-name="P8"><text:span text:style-name="T8">- Triplicazione del divieto (di entrare in una</text:span><text:span text:style-name="T12"> stanza)</text:span></text:p>
      <text:p text:style-name="P8"><text:span text:style-name="T12">- </text:span><text:span text:style-name="T13">Influenza dell’idea medievale di inferno</text:span></text:p>
      <text:p text:style-name="P24"/>
      <text:p text:style-name="P11"><text:span text:style-name="T12">La </text:span><text:span text:style-name="T14">barba</text:span><text:span text:style-name="T12"> del conte</text:span></text:p>
      <text:p text:style-name="P9"><text:span text:style-name="T16">r</text:span><text:span text:style-name="T15">accolta da Giovanni Arpino </text:span><text:span text:style-name="T16">(intervistando vecchi di paese e unificando versioni differenti, zona di Bra) → tema della </text:span><text:span text:style-name="T17">testimonianza diretta</text:span><text:span text:style-name="T16">. Calvino la definisce più leggenda che fiaba → permeata di proverbi, filastrocca e superstizioni locali. </text:span></text:p>
      <text:p text:style-name="P25"/>
      <text:p text:style-name="P12"><text:span text:style-name="T18">I </text:span><text:span text:style-name="T11">Biellesi, gente dura</text:span></text:p>
      <text:p text:style-name="P26">tradizione di rivalità tra paesi locali</text:p>
      <text:p text:style-name="P26"/>
      <text:p text:style-name="P26"/>
      <text:p text:style-name="P28"><text:soft-page-break/>Le tre casette</text:p>
      <text:p text:style-name="P26">legata alla famosa (i tre porcellini), tema del testamento del padre, versione Mantovana.</text:p>
      <text:p text:style-name="P26"/>
      <text:p text:style-name="P29">Il paese dove non si muore mai</text:p>
      <text:p text:style-name="P27">presente il tema del sovrannaturale → <text:s/>viaggio di ricerca del luogo dove non si muore mai</text:p>
      <text:p text:style-name="P27">tema del ritorno all’inizio, “gusto gotico” definito da Calvino</text:p>
      <text:p text:style-name="P27">Calvino aggiunge la lunghezza della barba dei vecchi.</text:p>
      <text:p text:style-name="P22"/>
      <text:p text:style-name="P23"/>
      <text:p text:style-name="P21"/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alatino" svg:font-family="Palatino" style:font-family-generic="roman"/>
    <style:font-face style:name="Palatino linotype" svg:font-family="'Palatino linotype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10:25:34.284170350</meta:creation-date>
    <dc:date>2017-11-06T12:25:44.472082934</dc:date>
    <meta:editing-duration>PT1H2M11S</meta:editing-duration>
    <meta:editing-cycles>13</meta:editing-cycles>
    <meta:generator>LibreOffice/5.1.6.2$Linux_x86 LibreOffice_project/10m0$Build-2</meta:generator>
    <meta:document-statistic meta:table-count="0" meta:image-count="0" meta:object-count="0" meta:page-count="2" meta:paragraph-count="29" meta:word-count="350" meta:character-count="2296" meta:non-whitespace-character-count="1971"/>
  </office:meta>
</office:document-meta>
</file>